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="Arrow" draw:marker-end-width="0.17cm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35cm" draw:marker-end="Arrow" draw:marker-end-width="0.17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-width="0.35cm" draw:marker-end="Arrow" draw:marker-end-width="0.17cm" draw:fill="solid" draw:fill-color="#000000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P5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T1" style:family="text">
      <style:text-properties fo:font-family="Corbel" style:font-pitch="variable" fo:font-size="12pt" style:font-size-asian="12pt" style:font-size-complex="12pt"/>
    </style:style>
    <style:style style:name="T2" style:family="text">
      <style:text-properties fo:font-family="Corbel" style:font-pitch="variable" fo:font-size="10.5pt" style:font-size-asian="10.5pt" style:font-size-complex="10.5pt"/>
    </style:style>
    <style:style style:name="T3" style:family="text">
      <style:text-properties fo:font-family="Corbel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468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8cm" svg:y="5.5cm">
          <text:p text:style-name="P1"><text:span text:style-name="T1">K10</text:span></text:p>
        </draw:rect>
        <draw:rect draw:style-name="gr3" draw:text-style-name="P3" draw:id="id9" draw:layer="layout" svg:width="1cm" svg:height="0.5cm" svg:x="7.5cm" svg:y="7.5cm">
          <text:p text:style-name="P1"><text:span text:style-name="T1">K16</text:span></text:p>
        </draw:rect>
        <draw:rect draw:style-name="gr3" draw:text-style-name="P3" draw:id="id7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3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cm" svg:y2="4.03cm" draw:start-shape="id1" draw:start-glue-point="2" draw:end-shape="id2" draw:end-glue-point="5" svg:d="m2600 3400 630 630">
          <text:p/>
        </draw:connector>
        <draw:connector draw:style-name="gr5" draw:text-style-name="P1" draw:layer="layout" draw:type="line" svg:x1="6cm" svg:y1="3cm" svg:x2="6.75cm" svg:y2="3.979cm" draw:start-shape="id3" draw:start-glue-point="2" draw:end-shape="id4" draw:end-glue-point="4" svg:d="m6000 3000 750 979">
          <text:p/>
        </draw:connector>
        <draw:connector draw:style-name="gr6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2cm" svg:y2="7.726cm" draw:start-shape="id7" draw:start-glue-point="3" draw:end-shape="id8" draw:end-glue-point="9" svg:d="m4500 8750-1188-1024">
          <text:p/>
        </draw:connector>
        <draw:custom-shape draw:style-name="gr7" draw:text-style-name="P1" draw:id="id2" draw:layer="layout" svg:width="0.255cm" svg:height="0.255cm" svg:x="3.193cm" svg:y="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" draw:layer="layout" svg:width="0.255cm" svg:height="0.256cm" svg:x="6.62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5cm" svg:x="4.901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8" draw:layer="layout" svg:width="0.255cm" svg:height="0.255cm" svg:x="3.094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draw:line-skew="0.647cm" svg:x1="8cm" svg:y1="8cm" svg:x2="3.131cm" svg:y2="7.726cm" draw:start-shape="id9" draw:start-glue-point="2" draw:end-shape="id8" draw:end-glue-point="7" svg:d="m8000 8000c0 1722-4869 1859-4869-274">
          <text:p/>
        </draw:connector>
        <draw:custom-shape draw:style-name="gr7" draw:text-style-name="P1" draw:layer="layout" svg:width="0.255cm" svg:height="0.256cm" svg:x="7.3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6.426cm" svg:y="5cm">
          <draw:text-box>
            <text:p><text:span text:style-name="T1">N 5</text:span></text:p>
          </draw:text-box>
        </draw:frame>
        <draw:rect draw:style-name="gr9" draw:text-style-name="P1" draw:layer="layout" svg:width="0.5cm" svg:height="0.5cm" svg:x="10cm" svg:y="4cm">
          <text:p/>
        </draw:rect>
        <draw:rect draw:style-name="gr10" draw:text-style-name="P4" draw:layer="layout" svg:width="0.5cm" svg:height="0.5cm" svg:x="10cm" svg:y="4cm">
          <text:p text:style-name="P1"><text:span text:style-name="T2">Idx</text:span></text:p>
        </draw:rect>
        <draw:rect draw:style-name="gr10" draw:text-style-name="P5" draw:layer="layout" svg:width="0.5cm" svg:height="0.5cm" svg:x="10cm" svg:y="4.5cm">
          <text:p text:style-name="P1"><text:span text:style-name="T3">0</text:span></text:p>
        </draw:rect>
        <draw:rect draw:style-name="gr9" draw:text-style-name="P1" draw:layer="layout" svg:width="0.5cm" svg:height="0.5cm" svg:x="10cm" svg:y="5cm">
          <text:p/>
        </draw:rect>
        <draw:rect draw:style-name="gr10" draw:text-style-name="P3" draw:layer="layout" svg:width="0.5cm" svg:height="0.5cm" svg:x="10cm" svg:y="5cm">
          <text:p text:style-name="P1"><text:span text:style-name="T3">1</text:span></text:p>
        </draw:rect>
        <draw:rect draw:style-name="gr10" draw:text-style-name="P3" draw:layer="layout" svg:width="0.5cm" svg:height="0.5cm" svg:x="10cm" svg:y="5.5cm">
          <text:p text:style-name="P1"><text:span text:style-name="T3">2</text:span></text:p>
        </draw:rect>
        <draw:rect draw:style-name="gr9" draw:text-style-name="P1" draw:layer="layout" svg:width="0.5cm" svg:height="0.5cm" svg:x="10cm" svg:y="6cm">
          <text:p/>
        </draw:rect>
        <draw:rect draw:style-name="gr10" draw:text-style-name="P3" draw:layer="layout" svg:width="0.5cm" svg:height="0.5cm" svg:x="10cm" svg:y="6cm">
          <text:p text:style-name="P1"><text:span text:style-name="T3">3</text:span></text:p>
        </draw:rect>
        <draw:rect draw:style-name="gr10" draw:text-style-name="P3" draw:layer="layout" svg:width="0.5cm" svg:height="0.5cm" svg:x="10cm" svg:y="6.5cm">
          <text:p text:style-name="P1"><text:span text:style-name="T3">4</text:span></text:p>
        </draw:rect>
        <draw:rect draw:style-name="gr10" draw:text-style-name="P3" draw:layer="layout" svg:width="0.5cm" svg:height="0.5cm" svg:x="10cm" svg:y="7cm">
          <text:p text:style-name="P1"><text:span text:style-name="T3">5</text:span></text:p>
        </draw:rect>
        <draw:rect draw:style-name="gr10" draw:text-style-name="P5" draw:layer="layout" svg:width="2cm" svg:height="0.5cm" svg:x="10.5cm" svg:y="4cm">
          <text:p text:style-name="P1"><text:span text:style-name="T3">Ziel ID</text:span></text:p>
        </draw:rect>
        <draw:rect draw:style-name="gr10" draw:text-style-name="P5" draw:layer="layout" svg:width="2cm" svg:height="0.5cm" svg:x="10.5cm" svg:y="4.5cm">
          <text:p text:style-name="P1"><text:span text:style-name="T3">SUCC(2)</text:span></text:p>
        </draw:rect>
        <draw:rect draw:style-name="gr10" draw:text-style-name="P5" draw:layer="layout" svg:width="2cm" svg:height="0.5cm" svg:x="10.5cm" svg:y="5cm">
          <text:p text:style-name="P1"><text:span text:style-name="T3">SUCC(3)</text:span></text:p>
        </draw:rect>
        <draw:rect draw:style-name="gr10" draw:text-style-name="P5" draw:layer="layout" svg:width="2cm" svg:height="0.5cm" svg:x="10.5cm" svg:y="5.5cm">
          <text:p text:style-name="P1"><text:span text:style-name="T3">SUCC(5)</text:span></text:p>
        </draw:rect>
        <draw:rect draw:style-name="gr10" draw:text-style-name="P5" draw:layer="layout" svg:width="2cm" svg:height="0.5cm" svg:x="10.5cm" svg:y="6cm">
          <text:p text:style-name="P1"><text:span text:style-name="T3">SUCC(9)</text:span></text:p>
        </draw:rect>
        <draw:rect draw:style-name="gr10" draw:text-style-name="P5" draw:layer="layout" svg:width="2cm" svg:height="0.5cm" svg:x="10.5cm" svg:y="6.5cm">
          <text:p text:style-name="P1"><text:span text:style-name="T3">SUCC(17)</text:span></text:p>
        </draw:rect>
        <draw:rect draw:style-name="gr10" draw:text-style-name="P5" draw:layer="layout" svg:width="2cm" svg:height="0.5cm" svg:x="10.5cm" svg:y="7cm">
          <text:p text:style-name="P1"><text:span text:style-name="T3">SUCC(33)</text:span></text:p>
        </draw:rect>
        <draw:rect draw:style-name="gr10" draw:text-style-name="P5" draw:layer="layout" svg:width="1.5cm" svg:height="0.5cm" svg:x="12.5cm" svg:y="4cm">
          <text:p text:style-name="P1"><text:span text:style-name="T3">Knoten</text:span></text:p>
        </draw:rect>
        <draw:rect draw:style-name="gr10" draw:text-style-name="P5" draw:layer="layout" svg:width="1.5cm" svg:height="0.5cm" svg:x="12.5cm" svg:y="4.5cm">
          <text:p text:style-name="P1"><text:span text:style-name="T3">N5</text:span></text:p>
        </draw:rect>
        <draw:rect draw:style-name="gr10" draw:text-style-name="P5" draw:layer="layout" svg:width="1.5cm" svg:height="0.5cm" svg:x="12.5cm" svg:y="5cm">
          <text:p text:style-name="P1"><text:span text:style-name="T3">N5</text:span></text:p>
        </draw:rect>
        <draw:rect draw:style-name="gr10" draw:text-style-name="P5" draw:layer="layout" svg:width="1.5cm" svg:height="0.5cm" svg:x="12.5cm" svg:y="5.5cm">
          <text:p text:style-name="P1"><text:span text:style-name="T3">N5</text:span></text:p>
        </draw:rect>
        <draw:rect draw:style-name="gr10" draw:text-style-name="P5" draw:layer="layout" svg:width="1.5cm" svg:height="0.5cm" svg:x="12.5cm" svg:y="6cm">
          <text:p text:style-name="P1"><text:span text:style-name="T3">N14</text:span></text:p>
        </draw:rect>
        <draw:rect draw:style-name="gr10" draw:text-style-name="P5" draw:layer="layout" svg:width="1.5cm" svg:height="0.5cm" svg:x="12.5cm" svg:y="6.5cm">
          <text:p text:style-name="P1"><text:span text:style-name="T3">N32</text:span></text:p>
        </draw:rect>
        <draw:rect draw:style-name="gr10" draw:text-style-name="P5" draw:layer="layout" svg:width="1.5cm" svg:height="0.5cm" svg:x="12.5cm" svg:y="7cm">
          <text:p text:style-name="P1"><text:span text:style-name="T3">N51</text:span></text:p>
        </draw:rect>
        <draw:rect draw:style-name="gr10" draw:text-style-name="P5" draw:layer="layout" svg:width="4cm" svg:height="0.5cm" svg:x="10cm" svg:y="3.5cm">
          <text:p text:style-name="P1"><text:span text:style-name="T3">Fingertabelle für N1</text:span></text:p>
        </draw:rect>
        <draw:frame draw:style-name="gr2" draw:text-style-name="P2" draw:layer="layout" svg:width="8.349cm" svg:height="0.767cm" svg:x="2cm" svg:y="8.6cm">
          <draw:text-box>
            <text:p><text:span text:style-name="T1">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12T09:19:21</dc:date>
    <dc:creator>Johannes Held</dc:creator>
    <meta:editing-duration>PT00H52M25S</meta:editing-duration>
    <meta:editing-cycles>18</meta:editing-cycles>
    <meta:generator>OpenOffice.org/3.2$Unix OpenOffice.org_project/320m12$Build-9483</meta:generator>
    <meta:document-statistic meta:object-count="49"/>
  </office:meta>
</office:document-meta>
</file>